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peline Write-Up</text:p>
      <text:p text:style-name="P1"/>
      <text:p text:style-name="P1">Whenever an instruction is called the corresponding function calls the main driver function to execute the remainder of the current instruction and then adds the relevant data into the pipeline’s instruction fetch.</text:p>
      <text:p text:style-name="P1"/>
      <text:p text:style-name="P1">As the instruction are run the data moves along in the pipeline. <text:s/></text:p>
      <text:p text:style-name="P1"/>
      <text:p text:style-name="P1">The following describes the flow of the main pipeline function.</text:p>
      <text:p text:style-name="P1"/>
      <text:p text:style-name="P1">Write Back:</text:p>
      <text:p text:style-name="P1">We must always check to be sure that write back has finished so that we can count the number of instructions. Otherwise we don’t do anything that is we insert nops and increment the stall counter.</text:p>
      <text:p text:style-name="P1"/>
      <text:p text:style-name="P1">Branch:</text:p>
      <text:p text:style-name="P1">We then do branch predictions. We check at the decode stage if our current instruction is a branch instruction. Then we compare the instruction in decode with the instruction in fetch. If the instruction in fetch is greater than 4 after our current instruction, then we didn’t take it, otherwise we decide to take the branch.</text:p>
      <text:p text:style-name="P1">If we predict correctly we increment the prediction counter, and we stall if our prediction was wrong.</text:p>
      <text:p text:style-name="P1"/>
      <text:p text:style-name="P1">Load Word:</text:p>
      <text:p text:style-name="P1">We check for delays due to use in ALU stage, it there is a data hit/miss we add to our stall if needed.</text:p>
      <text:p text:style-name="P1"/>
      <text:p text:style-name="P1">Store Word:</text:p>
      <text:p text:style-name="P1">We check for memory access and data misses, we stall if there is a miss/hit.</text:p>
      <text:p text:style-name="P1"/>
      <text:p text:style-name="P1">We then increment the number of cycles.</text:p>
      <text:p text:style-name="P1"/>
      <text:p text:style-name="P1">We copy data from memory to write back, from ALU to memory, from decode to ALU, and from fetch to decode.</text:p>
      <text:p text:style-name="P1"/>
      <text:p text:style-name="P1">We finally zero the bits so that we can put in the correct instruction or leave it as NOPs, so that we know to stall.</text:p>
      <text:p text:style-name="P1"/>
      <text:p text:style-name="P1">In actuality, the pipeline is not really so complicated. <text:s/>All of the instruction functions do just about the same thing and the main driver function simply works through one pipeline 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1" meta:paragraph-count="17" meta:word-count="294" meta:character-count="1651" meta:non-whitespace-character-count="1371"/>
  </office:meta>
</office:document-meta>
</file>